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Verdana" svg:font-family="Verdana"/>
    <style:font-face style:name="courier new" svg:font-family="'courier new', monospace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20.419cm" table:align="left"/>
    </style:style>
    <style:style style:name="Tabella1.A" style:family="table-column">
      <style:table-column-properties style:column-width="20.419cm"/>
    </style:style>
    <style:style style:name="Tabella2" style:family="table">
      <style:table-properties style:width="20.419cm" style:rel-width="100%" table:align="left"/>
    </style:style>
    <style:style style:name="Tabella2.A" style:family="table-column">
      <style:table-column-properties style:column-width="18.881cm" style:rel-column-width="60600*"/>
    </style:style>
    <style:style style:name="Tabella2.B" style:family="table-column">
      <style:table-column-properties style:column-width="1.538cm" style:rel-column-width="4934*"/>
    </style:style>
    <style:style style:name="Tabella2.A1" style:family="table-cell">
      <style:table-cell-properties style:vertical-align="middle"/>
    </style:style>
    <style:style style:name="Tabella3" style:family="table">
      <style:table-properties style:width="20.419cm" style:rel-width="100%" table:align="left"/>
    </style:style>
    <style:style style:name="Tabella3.A" style:family="table-column">
      <style:table-column-properties style:column-width="0.067cm" style:rel-column-width="216*"/>
    </style:style>
    <style:style style:name="Tabella3.B" style:family="table-column">
      <style:table-column-properties style:column-width="20.285cm" style:rel-column-width="65103*"/>
    </style:style>
    <style:style style:name="Tabella3.1" style:family="table-row">
      <style:table-row-properties style:min-row-height="0.159cm"/>
    </style:style>
    <style:style style:name="Tabella3.A1" style:family="table-cell">
      <style:table-cell-properties style:vertical-align="middle"/>
    </style:style>
    <style:style style:name="Tabella3.B1" style:family="table-cell">
      <style:table-cell-properties style:vertical-align="middle" fo:background-color="#c3d9ff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Table_20_Contents">
      <style:paragraph-properties fo:margin-top="0cm" fo:margin-bottom="0.499cm" fo:text-align="center" style:justify-single-word="false"/>
    </style:style>
    <style:style style:name="P5" style:family="paragraph" style:parent-style-name="Table_20_Contents">
      <style:paragraph-properties fo:margin-top="0cm" fo:margin-bottom="0.499cm" fo:text-align="start" style:justify-single-word="false"/>
    </style:style>
    <style:style style:name="P6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002cm solid #80c65a" fo:border-top="none" fo:border-bottom="0.002cm solid #80c65a"/>
      <style:text-properties style:font-name="courier new"/>
    </style:style>
    <style:style style:name="T1" style:family="text">
      <style:text-properties style:font-name="verdana"/>
    </style:style>
    <style:style style:name="T2" style:family="text">
      <style:text-properties style:font-name="Verdana"/>
    </style:style>
    <style:style style:name="T3" style:family="text">
      <style:text-properties style:font-name="courier new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1" table:style-name="Tabella1">
        <table:table-column table:style-name="Tabella1.A"/>
        <table:table-row>
          <table:table-cell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Table_20_Contents"><office:annotation><dc:date>2009-03-28T20:05:35.51</dc:date><text:p>HTML: &lt;NOSCRIPT&gt;</text:p></office:annotation><office:annotation><dc:date>2009-03-28T20:05:35.51</dc:date><text:p>HTML: &lt;/NOSCRIPT&gt;</text:p></office:annotation>torneo amalfi 2   </text:p>
                </table:table-cell>
                <table:table-cell table:style-name="Tabella2.A1" office:value-type="string">
                  <text:p text:style-name="P1">  </text:p>
                </table:table-cell>
              </table:table-row>
            </table:table>
            <table:table table:name="Tabella3" table:style-name="Tabella3">
              <table:table-column table:style-name="Tabella3.A"/>
              <table:table-column table:style-name="Tabella3.B"/>
              <table:table-column table:style-name="Tabella3.A"/>
              <table:table-row table:style-name="Tabella3.1">
                <table:table-cell table:style-name="Tabella3.A1" office:value-type="string">
                  <text:p text:style-name="P2"/>
                </table:table-cell>
                <table:table-cell table:style-name="Tabella3.B1" office:value-type="string">
                  <text:p text:style-name="P2"/>
                </table:table-cell>
                <table:table-cell table:style-name="Tabella3.A1" office:value-type="string">
                  <text:p text:style-name="P2"/>
                </table:table-cell>
              </table:table-row>
            </table:table>
            <text:section text:style-name="Sect1" text:name="moduleEditablePage1">
              <text:p text:style-name="Table_20_Contents"/>
              <text:section text:style-name="Sect1" text:name="g_body">
                <text:p text:style-name="P4"><text:span text:style-name="Strong_20_Emphasis"><text:span text:style-name="T1">Torneo 12 giocatori 5 turni</text:span></text:span></text:p>
                <text:p text:style-name="P4"> </text:p>
                <text:p text:style-name="P5"><text:span text:style-name="Strong_20_Emphasis"><text:span text:style-name="T2">Tabellone</text:span></text:span></text:p>
                <text:p text:style-name="P5"> </text:p>
                <text:p text:style-name="P5"> <text:span text:style-name="T3">ID NAME                 Rtg  Tit Fed  Pts |   1     2     3     4     5  <text:line-break/>--------------------------------------------------------------------------<text:line-break/>  1 Giuseppe             1670  2N  NA  3.5 | +W6   -B5   =W3   +B7   +W11  <text:line-break/>  2 Gerardo              1614  2N  SA  4.5 | +B7   +W11  +W5   +B3   =W4   <text:line-break/>  3 Leonardo             1606  2N  SA  3.5 | +W8   +B6   =B1   -W2   +B5   <text:line-break/>  4 Diego                1560  3N  CE  4.0 | +B9   +W7   +B11  =W5   =B2   <text:line-break/>  5 Giovanni             1440  NC  NA  2.5 | +W10  +W1   -B2   =B4   -W3   <text:line-break/>  6 Gennaro              1440  NC  NA  3.0 | -B1   -W3   +B9   +W8   +B12  <text:line-break/>  7 Luca                 1440  NC  NA  1.0 | -W2   -B4   +W12  -W1   -B8   <text:line-break/>  8 Giacomo              1440  NC  NA  2.0 | -B3   -W12  +BYE  -B6   +W7   <text:line-break/>  9 Antonio              1440  NC  NA  2.0 | -W4   +B10  -W6   -B11  +BYE  <text:line-break/> 10 Michele          (W) 1440  NC  NA  0.0 | -B5   -W9   -BYE   --    --   <text:line-break/> 11 Raffaele             1440  NC  NA  2.0 | +B12  -B2   -W4   +W9   -B1   <text:line-break/> 12 Luca                 1440  NC  NA  2.0 | -W11  +B8   -B7   +BYE  -W6</text:span>   </text:p>
                <text:p text:style-name="P5"> </text:p>
                <text:p text:style-name="P5"><text:span text:style-name="Strong_20_Emphasis"><text:span text:style-name="T1">Classifica</text:span></text:span></text:p>
                <text:p text:style-name="P3"> </text:p>
                <text:p text:style-name="P6">Pos  Pts  ID  NAME                    | Rtg  PRtg Fed |   Buc1    BucT    BucM  <text:line-break/>--------------------------------------------------------------------------------<text:line-break/>  1  4.5   2  2N Gerardo              | 1614 1863  SA |   12.00 <text:line-break/>  2  4.0   4  3N Diego                | 1560 1714  CE |   10.50 <text:line-break/>  3  3.5   3  2N Leonardo             | 1606 1669  SA |   13.50 <text:line-break/>  4  3.5   1  2N Giuseppe             | 1670 1622  NA |   11.00 <text:line-break/>  5  3.0   6  NC Gennaro              | 1440 1591  NA |   10.00 <text:line-break/>  6  2.5   5  NC Giovanni             | 1440 1578  NA |   15.50 <text:line-break/>  7  2.0  11  NC Raffaele             | 1440 1472  NA |   13.50 <text:line-break/>  8  2.0   9  NC Antonio              | 1440 1277  NA |   10.50 <text:line-break/>  9  2.0   8  NC Giacomo              | 1440 1288  NA |    9.50 <text:line-break/> 10  2.0  12  NC Luca                 | 1440 1247  NA |    8.00 <text:line-break/> 11  1.0   7  NC Luca                 | 1440 1304  NA |   13.50 <text:line-break/> 12  0.0  10  NC Michele          (W) | 1440  705  NA |    7.00 </text:p>
              </text:section>
            </text:section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Verdana" svg:font-family="Verdana"/>
    <style:font-face style:name="courier new" svg:font-family="'courier new', monospace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 x</meta:initial-creator>
    <meta:creation-date>2009-09-03T19:27:57.68</meta:creation-date>
    <meta:editing-duration>PT00H00M14S</meta:editing-duration>
    <meta:editing-cycles>2</meta:editing-cycles>
    <meta:generator>OpenOffice.org/3.0$Win32 OpenOffice.org_project/300m15$Build-9379</meta:generator>
    <meta:document-statistic meta:table-count="3" meta:image-count="0" meta:object-count="0" meta:page-count="1" meta:paragraph-count="11" meta:word-count="314" meta:character-count="2074"/>
    <dc:date>2009-09-03T19:28:00.28</dc:date>
    <dc:creator>x x</dc:creator>
    <meta:user-defined meta:name="Info 1"/>
    <meta:user-defined meta:name="Info 2"/>
    <meta:user-defined meta:name="Info 3"/>
    <meta:user-defined meta:name="Info 4"/>
  </office:meta>
</office:document-meta>
</file>